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cm" style:contextual-spacing="false" fo:text-align="center"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 style:font-size-complex="14pt"/>
    </style:style>
    <style:style style:name="P4" style:family="paragraph" style:parent-style-name="Standard">
      <style:paragraph-properties fo:margin-top="0cm" fo:margin-bottom="0cm" style:contextual-spacing="false" fo:text-align="center" style:justify-single-word="false"/>
      <style:text-properties style:font-name="Times New Roman" fo:font-size="14pt" fo:font-weight="bold" style:font-size-asian="14pt" style:language-asian="ru" style:country-asian="RU" style:font-weight-asian="bold" style:font-name-complex="Times New Roman" style:font-size-complex="14pt"/>
    </style:style>
    <style:style style:name="P5" style:family="paragraph" style:parent-style-name="Standard">
      <style:paragraph-properties fo:margin-right="0cm" fo:margin-top="0cm" fo:margin-bottom="0cm" style:contextual-spacing="false" fo:line-height="100%" fo:text-align="justify" style:justify-single-word="false" fo:text-indent="1cm" style:auto-text-indent="false"/>
      <style:text-properties style:font-name="Times New Roman" fo:font-size="14pt" style:font-size-asian="14pt" style:font-name-complex="Times New Roman" style:font-size-complex="14pt"/>
    </style:style>
    <style:style style:name="P6" style:family="paragraph" style:parent-style-name="Standard">
      <style:paragraph-properties fo:margin-right="0cm" fo:margin-top="0cm" fo:margin-bottom="0cm" style:contextual-spacing="false" fo:line-height="100%" fo:text-align="justify" style:justify-single-word="false" fo:text-indent="1.249cm" style:auto-text-indent="false"/>
      <style:text-properties style:font-name="Times New Roman" fo:font-size="14pt" style:font-size-asian="14pt" style:font-name-complex="Times New Roman" style:font-size-complex="14pt"/>
    </style:style>
    <style:style style:name="P7" style:family="paragraph" style:parent-style-name="Standard">
      <style:paragraph-properties fo:margin-right="0cm" fo:margin-top="0cm" fo:margin-bottom="0cm" style:contextual-spacing="false" fo:line-height="100%" fo:text-align="justify" style:justify-single-word="false" fo:text-indent="1cm" style:auto-text-indent="false"/>
    </style:style>
    <style:style style:name="P8" style:family="paragraph" style:parent-style-name="Standard">
      <style:paragraph-properties fo:margin-right="0cm" fo:margin-top="0cm" fo:margin-bottom="0cm" style:contextual-spacing="false" fo:line-height="100%" fo:text-align="justify" style:justify-single-word="false" fo:text-indent="0.635cm" style:auto-text-indent="false"/>
    </style:style>
    <style:style style:name="P9" style:family="paragraph" style:parent-style-name="Standard">
      <style:paragraph-properties fo:margin-left="0.751cm" fo:margin-right="0cm" fo:margin-top="0cm" fo:margin-bottom="0cm" style:contextual-spacing="false" fo:line-height="100%" fo:text-align="justify" style:justify-single-word="false" fo:text-indent="0.249cm" style:auto-text-indent="false"/>
    </style:style>
    <style:style style:name="P10" style:family="paragraph" style:parent-style-name="Standard">
      <style:paragraph-properties fo:margin-right="0cm" fo:margin-top="0cm" fo:margin-bottom="0cm" style:contextual-spacing="false" fo:line-height="100%" fo:text-align="justify" style:justify-single-word="false" fo:text-indent="1.249cm" style:auto-text-indent="false"/>
    </style:style>
    <style:style style:name="T1" style:family="text">
      <style:text-properties fo:font-weight="bold" style:font-weight-asian="bold"/>
    </style:style>
    <style:style style:name="T2" style:family="text">
      <style:text-properties style:font-name="Times New Roman" fo:font-size="14pt" fo:font-weight="bold" style:font-size-asian="14pt" style:font-weight-asian="bold" style:font-name-complex="Times New Roman" style:font-size-complex="14pt"/>
    </style:style>
    <style:style style:name="T3" style:family="text">
      <style:text-properties style:font-name="Times New Roman" fo:font-size="14pt" fo:font-weight="bold" style:font-size-asian="14pt" style:language-asian="ru" style:country-asian="RU" style:font-weight-asian="bold" style:font-name-complex="Times New Roman" style:font-size-complex="14pt"/>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fo:font-size="14pt" style:font-size-asian="14pt" style:font-name-complex="Times New Roman" style:font-size-complex="14pt" style:font-weight-complex="bold"/>
    </style:style>
    <style:style style:name="T6" style:family="text">
      <style:text-properties style:font-name="Times New Roman" fo:font-size="14pt" fo:language="ru" fo:country="RU" style:font-size-asian="14pt" style:font-name-complex="Times New Roman" style:font-size-complex="14pt"/>
    </style:style>
    <style:style style:name="T7" style:family="text">
      <style:text-properties style:font-name="Times New Roman" fo:font-size="14pt" fo:language="ru" fo:country="RU" style:font-size-asian="14pt" style:font-name-complex="Times New Roman" style:font-size-complex="14pt" style:font-weight-complex="bold"/>
    </style:style>
    <style:style style:name="T8" style:family="text">
      <style:text-properties style:text-position="super 58%" style:font-name="Times New Roman" fo:font-size="14pt" style:font-size-asian="14pt" style:font-name-complex="Times New Roman"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ЗВІТ СТАРОСТИ ЛАНОВЕЦЬКОЇ МІСЬКОЇ РАДИ – СІЛ </text:span><text:span text:style-name="T3">ВАНЖУЛІВ, МАЛА КАРНАЧІВКА, ОРИШКІВЦІ, ВОЛИЦЯ, МАЛІ КУСКІВЦІ </text:span></text:p>
      <text:p text:style-name="P4">ЗА 2025 РІК</text:p>
      <text:p text:style-name="P4"/>
      <text:p text:style-name="P7"><text:span text:style-name="T4">Згідно із статтею 54</text:span><text:span text:style-name="T8">1</text:span><text:span text:style-name="T4"> Закону України «Про місцеве самоврядування в Україні», Положенням про старосту Лановецької міської ради, затвердженим рішенням міської ради від18 грудня 2020 року № 27, звітую про свою роботу на посаді старости Лановецької міської ради – сіл Ванжулів, Мала Карначівка, Оришківці, Волиця, Малі Кусківці за 2025 рік. <text:s text:c="2"/></text:span></text:p>
      <text:p text:style-name="P7"><text:span text:style-name="T4">Виконання своїх повноважень розпочав 01 січня 2021 року на підставі рішення міської ради від 03 грудня 2020 року № 11 «Про затвердження старост».</text:span></text:p>
      <text:p text:style-name="P7"><text:span text:style-name="T4">До складу старостинського округу належить п’ять сіл – Ванжулів, Мала Карначівка, Оришківці, Волиця, Малі Кусківці, площа, якого складає 3682 га. Загальна кількість населення 1086 особи (за 202</text:span><text:span text:style-name="T6">5</text:span><text:span text:style-name="T4"> рік народилося <text:s/>3 дітей, померло 1</text:span><text:span text:style-name="T6">8</text:span><text:span text:style-name="T4"> осіб), домогосподарств – 565. </text:span></text:p>
      <text:p text:style-name="P7"><text:span text:style-name="T4">На території старостинського округу розташовані </text:span><text:span text:style-name="T6">2</text:span><text:span text:style-name="T4"> бюджетні установи:</text:span></text:p>
      <text:p text:style-name="P5">1) Ванжулівський КЗДО «Пізнайко» (10 вихованців);</text:p>
      <text:p text:style-name="P7"><text:span text:style-name="T6">2</text:span><text:span text:style-name="T4">) медичний пункт тимчасового базування с. Ванжулів;</text:span></text:p>
      <text:p text:style-name="P8"><text:span text:style-name="T4">Прийом жителів здійснюється не менше, як два дні на тиждень з 08:00 до 16:00 год у селі Ванжулів– понеділок, четвер.</text:span></text:p>
      <text:p text:style-name="P8"><text:span text:style-name="T4">За звітний період зареєстровано </text:span><text:span text:style-name="T6">549</text:span><text:span text:style-name="T4"> звернень та надано послуг:</text:span></text:p>
      <text:p text:style-name="P7"><text:span text:style-name="T4">1) </text:span><text:span text:style-name="T6">72</text:span><text:span text:style-name="T4"> – послуги з реєстрації/зняття з реєстрації місця проживання;</text:span></text:p>
      <text:p text:style-name="P7"><text:span text:style-name="T4">2) </text:span><text:span text:style-name="T6">4</text:span><text:span text:style-name="T4"> – послуги землевпорядкування та архітектури;</text:span></text:p>
      <text:p text:style-name="P7"><text:span text:style-name="T4">3) 1</text:span><text:span text:style-name="T6">8</text:span><text:span text:style-name="T4"> – нотаріальних дій; </text:span></text:p>
      <text:p text:style-name="P7"><text:span text:style-name="T4">4)</text:span><text:span text:style-name="T6"> 79</text:span><text:span text:style-name="T4"> – послуг соціального характеру;</text:span></text:p>
      <text:p text:style-name="P7"><text:span text:style-name="T4">5) </text:span><text:span text:style-name="T6">157</text:span><text:span text:style-name="T4"> – видано витягів про зареєстрованих у приміщеннях/будинку осіб, довідок-характеристик, довідок про реєстрацію місця проживання;</text:span></text:p>
      <text:p text:style-name="P7"><text:span text:style-name="T4">6) </text:span><text:span text:style-name="T6">5</text:span><text:span text:style-name="T4"> – довідок із земельних питань;</text:span></text:p>
      <text:p text:style-name="P7"><text:span text:style-name="T4">7) </text:span><text:span text:style-name="T6">212</text:span><text:span text:style-name="T4"> – послуг, спрямованих на коригування адреси домогосподарств, надання одноразових матеріальних допомог, видалення зелених насаджень, видачу дозволу на порушення об’єкту благоустрою, соціально-правовий захист дітей та інші;</text:span></text:p>
      <text:p text:style-name="P7"><text:span text:style-name="T4">2 – довідки ВПО.</text:span></text:p>
      <text:p text:style-name="P5">Відповідно до покладених на мене повноважень як староста:</text:p>
      <text:p text:style-name="P5">1) беру участь у пленарних засіданнях сесій Лановецької міської ради, її виконавчого комітету та в нарадах різного спрямування, де представляю інтереси мешканців округів;</text:p>
      <text:p text:style-name="P7"><text:span text:style-name="T4">2) веду облік військовозобов’язаних, здійснюю оповіщення призовників тощо;</text:span></text:p>
      <text:p text:style-name="P5">3) беру участь у здійсненні контролю за використанням об’єктів комунальної власності, розташованих на території сіл;</text:p>
      <text:p text:style-name="P5">4) організовую благоустрій територій;</text:p>
      <text:p text:style-name="P7"><text:span text:style-name="T4">5) здійснюю обстеження осіб, які опинилися у складних життєвих обставинах, та які проживають на території відповідних сіл;</text:span></text:p>
      <text:p text:style-name="P7"><text:soft-page-break/><text:span text:style-name="T4">6) надаю адміністративні послуги, зокрема вчиняю нотаріальні дії, передбачені частиною першою статті 37 Закону України «Про нотаріат»;</text:span></text:p>
      <text:p text:style-name="P7"><text:span text:style-name="T4">7) здійснюю контроль за умовами утримання та вихованням дітей-сиріт та </text:span><text:bookmark-start text:name="_Hlk220404598"/><text:span text:style-name="T4">дітей, позбавлених батьківського піклування</text:span><text:bookmark-end text:name="_Hlk220404598"/><text:span text:style-name="T4">;</text:span></text:p>
      <text:p text:style-name="P5">8) здійснюю облік, ведення, зберігання погосподарських книг тощо.</text:p>
      <text:p text:style-name="P7"><text:span text:style-name="T5">Протягом 202</text:span><text:span text:style-name="T7">5</text:span><text:span text:style-name="T5"> року на території сіл округу проведено наступні заходи:</text:span></text:p>
      <text:p text:style-name="P7"><text:span text:style-name="T4">покращено дорожню мережу за допомогою грейдера та інших механізмів, також проведений <text:s/>ямковий ремонт бічних доріг щебнем в кожному селі старостинського <text:s/>округу: с. Ванжулів: вул. Цегельна, вул. Польова; с. Мала Карначівка: вул. Рудка, <text:s/>с. Волиця: (заплановано розвезення) <text:s/>вул. Вільхова, вул. Б. Хмельницького; с. Малі Кусківці: вул. Івана Франка, с. Оришківці: <text:s/>(заплановано розвезення) вул. Загребельна;</text:span></text:p>
      <text:p text:style-name="P9"><text:span text:style-name="T4">підтримувався благоустрій на території сіл старостинського округу.</text:span></text:p>
      <text:p text:style-name="P7"><text:span text:style-name="T4">У селах Волиця та Оришківці два рази на місяць здійснюється вивіз ТПВ, укладено договори – 102 (Волиця – 29, Оришківці – 73).</text:span></text:p>
      <text:p text:style-name="P7"><text:span text:style-name="T4">У старостинському <text:s/>окрузі створено прийомний пункт допомоги від населення, яка в подальшому направлялася для потреб Збройних сил України;</text:span></text:p>
      <text:p text:style-name="P5">У співпраці з Лановецькою районною організацією Товариства Червоного Хреста на території сіл надавалася гуманітарна допомога населенню;<text:span text:style-name="T4"/></text:p>
      <text:p text:style-name="P6">за підтримки філії «Рідний край», ПрАТ «Зернопродукт» придбано подарунки для дітей, <text:s/>надано послуги спецтехніки для прогортання доріг від снігу;</text:p>
      <text:p text:style-name="P6">ФОП Новосад І.В. надано послуги техніки для прогортання доріг від снігу;</text:p>
      <text:p text:style-name="P10"><text:span text:style-name="T4">ФОП Господарський двір надав дрова для опалення приміщення старостату.</text:span></text:p>
      <text:p text:style-name="P10"><text:span text:style-name="T4">Наприкінці звіту висловлюю слова вдячності виконавчому апарату міської ради, працівникам усіх установ та закладів на території округу, депутатам міської ради, підприємцям, жителям сіл, військовослужбовцям Збройних сил України, волонтерам, усім, хто докладає зусиль для покращення життя нашого старостинського округу та громади в цілому. Та особливо хочу від щирого серця сказати дякую нашим військовослужбовцям, які стоять на захисті нашого життя, завдяки їм, ми можемо сьогодні працювати на благо наших сіл та держави.</text:span></text:p>
      <text:p text:style-name="P5"/>
      <text:p text:style-name="P5"/>
      <text:p text:style-name="P5"/>
      <text:p text:style-name="P3">Староста<text:tab/><text:tab/><text:tab/><text:tab/><text:tab/><text:tab/><text:tab/> <text:s text:c="19"/>Андрій ГУМЕНЮК<text:span text:style-name="T1"/></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uk" fo:country="UA"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uk" fo:country="UA"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Абзац_20_списку" style:display-name="Абзац списку" style:family="paragraph" style:parent-style-name="Standard">
      <style:paragraph-properties fo:margin-left="1.27cm" fo:margin-right="0cm" fo:margin-top="0cm" fo:margin-bottom="0.282cm" style:contextual-spacing="true" fo:text-indent="0cm" style:auto-text-indent="false"/>
    </style:style>
    <style:style style:name="Шрифт_20_абзацу_20_за_20_замовчуванням" style:display-name="Шрифт абзацу за замовчуванням"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02cm" fo:margin-bottom="1.499cm" fo:margin-left="3cm" fo:margin-right="0.99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Usr-WK11</meta:initial-creator>
    <meta:creation-date>2026-01-27T11:32:00</meta:creation-date>
    <dc:creator>Вікторія Хом'як</dc:creator>
    <dc:date>2026-01-27T14:51:00</dc:date>
    <meta:editing-cycles>5</meta:editing-cycles>
    <meta:editing-duration>PT4M</meta:editing-duration>
    <meta:document-statistic meta:table-count="0" meta:image-count="0" meta:object-count="0" meta:page-count="2" meta:paragraph-count="38" meta:word-count="595" meta:character-count="4479" meta:non-whitespace-character-count="3867"/>
    <meta:generator>LibreOffice/24.2.4.2$Linux_X86_64 LibreOffice_project/51a6219feb6075d9a4c46691dcfe0cd9c4fff3c2</meta:generator>
    <meta:user-defined meta:name="ICV">1A92D0F542BA4EFE81AA938BDEF03314_13</meta:user-defined>
    <meta:user-defined meta:name="KSOProductBuildVer">1033-12.2.0.22549</meta:user-defined>
  </office:meta>
</office:document-meta>
</file>